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Verdana1" fo:font-size="14pt"/>
    </style:style>
    <style:style style:name="T4" style:family="text">
      <style:text-properties style:font-name="Verdana1" fo:font-size="14pt" style:text-underline-style="solid" style:text-underline-width="auto" style:text-underline-color="font-color"/>
    </style:style>
    <style:style style:name="T5" style:family="text">
      <style:text-properties fo:font-size="14pt" style:text-underline-style="solid" style:text-underline-width="auto" style:text-underline-color="font-color"/>
    </style:style>
    <style:style style:name="T6" style:family="text">
      <style:text-properties fo:font-size="14pt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ur Cream Pumpkin Coffee Cake</text:p>
      <text:p text:style-name="Standard"/>
      <text:p text:style-name="Standard">½ cup butter</text:p>
      <text:p text:style-name="Standard">¾ cup cane juice crystals or Sucanat</text:p>
      <text:p text:style-name="Standard">1 t vanilla</text:p>
      <text:p text:style-name="Standard">3 eggs</text:p>
      <text:p text:style-name="Standard">2 c whole wheat pastry flour</text:p>
      <text:p text:style-name="Standard">1 t baking powder</text:p>
      <text:p text:style-name="Standard">1 t baking soda</text:p>
      <text:p text:style-name="Standard">1 c sour cream</text:p>
      <text:p text:style-name="Standard">2 cups pumpkin puree</text:p>
      <text:p text:style-name="Standard">1 egg</text:p>
      <text:p text:style-name="Standard">1/3 cup cane juice crystals</text:p>
      <text:p text:style-name="Standard">1 t pumpkin pie spice or: ½ t cinnamon, 1/8 t ginger, 1/8 t nutmeg, 1/8 t allspice, 1/8 t cloves</text:p>
      <text:p text:style-name="Standard"/>
      <text:p text:style-name="Standard">Streusel</text:p>
      <text:p text:style-name="Standard">1 c Sucanat</text:p>
      <text:p text:style-name="Standard">1/3 c butter</text:p>
      <text:p text:style-name="Standard">2 t cinnamon</text:p>
      <text:p text:style-name="Standard">1 c nut, chopped, optional</text:p>
      <text:p text:style-name="Standard"/>
      <text:p text:style-name="Standard">Using a mixer cream butter, cane juice crystals and vanilla. Add the 3 eggs and make sure everything is well combined.</text:p>
      <text:p text:style-name="Standard"/>
      <text:p text:style-name="Standard">In a separate bowl mix the pastry flour, baking powder and baking soda.</text:p>
      <text:p text:style-name="Standard"/>
      <text:p text:style-name="Standard">Add the flour mix and the sour cream to the butter/cane juice mix. Do this by alternating between the flour and the sour cream.  Making sure to mix well after each addition.</text:p>
      <text:p text:style-name="Standard"/>
      <text:p text:style-name="Standard">In a smaller bowl mix together the pumpkin, 1 egg, 1/3 c cane juice crystal’s and spices.</text:p>
      <text:p text:style-name="Standard"/>
      <text:p text:style-name="Standard">Prepare streusel by mixing all ingredients except nuts until they are blended.  Mix in the nuts, if using. </text:p>
      <text:p text:style-name="Standard"/>
      <text:p text:style-name="Standard">Spray a 13x9 pan with a non stick spray. Spoon half of the coffee cake batter into the pan making sure to spread it to the corners of the pan. </text:p>
      <text:p text:style-name="Standard"/>
      <text:p text:style-name="Standard">Sprinkle half the streusel over the batter. Spread the pumpkin mixture over this. Carefully spread the rest of the coffee cake batter over the top of the pumpkin mixture. </text:p>
      <text:p text:style-name="Standard"/>
      <text:p text:style-name="Standard">Bake at 350 for 55 to 60 minutes or until don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0" svg:font-family="F0"/>
    <style:font-face style:name="F1" svg:font-family="F1"/>
    <style:font-face style:name="Mangal1" svg:font-family="Mangal"/>
    <style:font-face style:name="Verdana1" svg:font-family="Verdana"/>
    <style:font-face style:name="Times New Roman" svg:font-family="'Times New Roman'" style:font-family-generic="roman"/>
    <style:font-face style:name="MicrosoftSansSerif" svg:font-family="MicrosoftSansSerif" style:font-family-generic="swiss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5T19:43:27.02</meta:creation-date>
    <dc:date>2017-05-06T12:50:31.42</dc:date>
    <dc:creator>Crystal Miller</dc:creator>
    <meta:editing-duration>PT7H18M17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26" meta:word-count="256" meta:character-count="1305"/>
  </office:meta>
</office:document-meta>
</file>